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2mm"/>
    </style:style>
    <style:style style:name="co2" style:family="table-column">
      <style:table-column-properties fo:break-before="auto" style:column-width="178.7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46.07mm"/>
    </style:style>
    <style:style style:name="co6" style:family="table-column">
      <style:table-column-properties fo:break-before="auto" style:column-width="89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9mm" fo:break-before="auto" style:use-optimal-row-height="fals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3" style:family="table-cell" style:parent-style-name="Default">
      <style:table-cell-properties fo:wrap-option="no-wrap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1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BMS → DataAccess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DBMS out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ataAccess Manager check that the data coming in and out are valid 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DBM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2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SMS/Push Gateways → Notification Hel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SMS/Push Gateways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NotificationHelp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SMS/Push Gateway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3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Ride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ide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Data Service → Ca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CarData 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Ca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Ride Manager → Ca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Researc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 Manager → Researc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3 I4 I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Reservatio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rvatio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 Helper → Reservatio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rvatio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BankTransfer Service → Drive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BankTransfer 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Driver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 Manager → Logi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Logi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river Manager → Login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 Manager check that the data coming in and out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coming in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7 </text:p>
          </table:table-cell>
          <table:table-cell table:number-columns-repeated="2"/>
        </table:table-row>
      </table:table>
      <table:table table:name="Feuille2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1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ataAccess Manag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This test will check if the DataAcess Manager can:</text:p>
          </table:table-cell>
        </table:table-row>
        <table:table-row table:style-name="ro1">
          <table:table-cell/>
          <table:table-cell office:value-type="string" calcext:value-type="string">
            <text:p>-perform modification and read in the database</text:p>
          </table:table-cell>
        </table:table-row>
        <table:table-row table:style-name="ro1">
          <table:table-cell/>
          <table:table-cell office:value-type="string" calcext:value-type="string">
            <text:p>-properly communicate with the other elements of the syste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2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Notification Help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This test will check if the Notification Helper can:</text:p>
          </table:table-cell>
        </table:table-row>
        <table:table-row table:style-name="ro1">
          <table:table-cell/>
          <table:table-cell office:value-type="string" calcext:value-type="string">
            <text:p>-notify the driver of the different event</text:p>
          </table:table-cell>
        </table:table-row>
        <table:table-row table:style-name="ro1">
          <table:table-cell/>
          <table:table-cell office:value-type="string" calcext:value-type="string">
            <text:p>-properly use the different elements of communication with the driv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3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Ca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This test will check if the Car Management System :</text:p>
          </table:table-cell>
        </table:table-row>
        <table:table-row table:style-name="ro1">
          <table:table-cell/>
          <table:table-cell office:value-type="string" calcext:value-type="string">
            <text:p>-know the information about rides and reservations</text:p>
          </table:table-cell>
        </table:table-row>
        <table:table-row table:style-name="ro1">
          <table:table-cell/>
          <table:table-cell office:value-type="string" calcext:value-type="string">
            <text:p>-know the current informations about every single car</text:p>
          </table:table-cell>
        </table:table-row>
        <table:table-row table:style-name="ro1">
          <table:table-cell/>
          <table:table-cell office:value-type="string" calcext:value-type="string">
            <text:p>-can use those information to signal problems </text:p>
          </table:table-cell>
        </table:table-row>
        <table:table-row table:style-name="ro1">
          <table:table-cell/>
          <table:table-cell office:value-type="string" calcext:value-type="string">
            <text:p>-can share those information with the persons in charge of the cars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1 → I3, I1-I2 → I6, I1-I3 → I4, I1-I4→ I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4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rive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This test will check if the Driver Management System :</text:p>
          </table:table-cell>
        </table:table-row>
        <table:table-row table:style-name="ro1">
          <table:table-cell/>
          <table:table-cell office:value-type="string" calcext:value-type="string">
            <text:p>-know the current informations about every single driver</text:p>
          </table:table-cell>
        </table:table-row>
        <table:table-row table:style-name="ro1">
          <table:table-cell/>
          <table:table-cell office:value-type="string" calcext:value-type="string">
            <text:p>-can use those information to signal problems </text:p>
          </table:table-cell>
        </table:table-row>
        <table:table-row table:style-name="ro1">
          <table:table-cell/>
          <table:table-cell office:value-type="string" calcext:value-type="string">
            <text:p>-can share those information with the persons in charge of the users</text:p>
          </table:table-cell>
        </table:table-row>
        <table:table-row table:style-name="ro1">
          <table:table-cell/>
          <table:table-cell office:value-type="string" calcext:value-type="string">
            <text:p>-can communicate with the Bank Transfer Service 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I1→ I7, I1-I2-I7→ I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7:16:27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5:36:36.120000000</meta:creation-date>
    <dc:date>2017-01-15T20:17:28.197000000</dc:date>
    <meta:editing-duration>PT2H46M40S</meta:editing-duration>
    <meta:editing-cycles>13</meta:editing-cycles>
    <meta:generator>LibreOffice/5.1.5.2$Windows_x86 LibreOffice_project/7a864d8825610a8c07cfc3bc01dd4fce6a9447e5</meta:generator>
    <meta:document-statistic meta:table-count="2" meta:cell-count="211" meta:object-count="0"/>
  </office:meta>
</office:document-meta>
</file>